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Zulhaj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</table:table-row>
        <table:table-row table:style-name="ro1">
          <table:table-cell table:style-name="ce1" office:value-type="string" calcext:value-type="string">
            <text:p>p15-line0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5-line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ص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5-line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5-line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خ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خ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</table:table>
      <table:table table:name="lookup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label" table:style-name="ta1"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  <table:table-cell office:value-type="string" calcext:value-type="string">
            <text:p>p<text:span text:style-name="T1">00</text:span>-lineimg<text:span text:style-name="T1">0</text:span>.png</text:p>
          </table:table-cell>
          <table:table-cell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2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tra masukan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3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aman 00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4];[$lookup.A$1:$lookup.B$37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5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6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graph</text:span>-p00-lineimg0.png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7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ph= gambar graf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8];[$lookup.A$1:$lookup.B$37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9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00-lineimg0.png<text:span text:style-name="T1">.log</text:span>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0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00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2];[$lookup.A$1:$lookup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= untaian Freeman code, tiap rasm ditulis sebagai satu baris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3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4];[$lookup.A$1:$lookup.B$37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5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6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18];[$lookup.A$1:$lookup.B$37];2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9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0];[$lookup.A$1:$lookup.B$37];2;0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1];[$lookup.A$1:$lookup.B$37];2;0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2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3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4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5];[$lookup.A$1:$lookup.B$37];2;0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6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7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2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ا</text:p>
          </table:table-cell>
          <table:table-cell table:formula="of:=VLOOKUP([.B2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1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5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3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2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4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5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4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4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3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4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6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6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6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1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3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7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7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3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4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8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9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0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2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3];[$lookup.A$1:$lookup.B$37];2;0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5];[$lookup.A$1:$lookup.B$37];2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7];[$lookup.A$1:$lookup.B$37];2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08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0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1];[$lookup.A$1:$lookup.B$37];2;0)" office:value-type="float" office:value="26" calcext:value-type="float">
            <text:p>26</text:p>
          </table:table-cell>
          <table:table-cell office:value-type="string" calcext:value-type="string">
            <text:p>kurangpas urutan bra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5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1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4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2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3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3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3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4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4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4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3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5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1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6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69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1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4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7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7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4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7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8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19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1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1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3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4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0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4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6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7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18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1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28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29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2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3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3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6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4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4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6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6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0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2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7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79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5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6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8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8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2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6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29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29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5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0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4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1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1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2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2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5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3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3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4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48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4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3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4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5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1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7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6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2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2" table:target-range-address="label.A2:label.B3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19T14:28:22.930326161</dc:date>
    <meta:editing-duration>P1DT11H30M45S</meta:editing-duration>
    <meta:editing-cycles>33</meta:editing-cycles>
    <meta:generator>LibreOffice/7.4.7.2$Linux_X86_64 LibreOffice_project/40$Build-2</meta:generator>
    <meta:document-statistic meta:table-count="3" meta:cell-count="1645" meta:object-count="0"/>
  </office:meta>
</office:document-meta>
</file>